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FIF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cos/Pagin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eu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II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FIF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cos/Pagin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table:number-columns-repeated="6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number-columns-repeated="3"/>
          <table:table-cell table:number-columns-repeated="6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WhAT THE HEEEL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3:02:13.879664767</meta:creation-date>
    <dc:date>2023-10-28T13:09:57.638657439</dc:date>
    <meta:editing-duration>PT7M44S</meta:editing-duration>
    <meta:editing-cycles>1</meta:editing-cycles>
    <meta:document-statistic meta:table-count="1" meta:cell-count="159" meta:object-count="0"/>
    <meta:generator>LibreOffice/7.6.2.1$Linux_X86_64 LibreOffice_project/60$Build-1</meta:generator>
  </office:meta>
</office:document-meta>
</file>